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5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647cm" fo:min-width="3.407cm"/>
    </style:style>
    <style:style style:name="gr3" style:family="graphic" style:parent-style-name="standard">
      <style:graphic-properties draw:textarea-horizontal-align="justify" draw:textarea-vertical-align="middle" draw:auto-grow-height="false" fo:min-height="0.872cm" fo:min-width="4.07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23cm" fo:min-width="3.4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3.81cm" svg:height="1.795cm" svg:x="12.095cm" svg:y="13.699cm">
          <text:p text:style-name="P1">libtuxcloc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907cm" svg:height="0.897cm" svg:x="12.047cm" svg:y="2.032cm">
          <text:p text:style-name="P1">module(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572cm" svg:height="1.122cm" svg:x="11.714cm" svg:y="6.295cm">
          <text:p text:style-name="P1">interface(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14cm" svg:y1="6.295cm" svg:x2="14.001cm" svg:y2="2.929cm" draw:start-shape="id1" draw:start-glue-point="4" draw:end-shape="id2" draw:end-glue-point="6" svg:d="M14000 6295l1-3366" svg:viewBox="0 0 2 3367">
          <text:p>uses</text:p>
        </draw:connector>
        <draw:connector draw:style-name="gr4" draw:text-style-name="P2" draw:layer="layout" draw:type="curve" draw:line-skew="-2.9cm" svg:x1="12.047cm" svg:y1="2.481cm" svg:x2="12.095cm" svg:y2="14.597cm" draw:start-shape="id2" draw:start-glue-point="5" draw:end-shape="id3" draw:end-glue-point="5" svg:d="M12047 2481c-5103 0-5127 12116 48 12116" svg:viewBox="0 0 3879 12117">
          <text:p><text:s text:c="4"/>links against <text:s text:c="22"/></text:p>
        </draw:connector>
        <draw:connector draw:style-name="gr4" draw:text-style-name="P2" draw:layer="layout" draw:type="curve" draw:line-skew="3.44cm" svg:x1="16.286cm" svg:y1="6.856cm" svg:x2="15.905cm" svg:y2="14.597cm" draw:start-shape="id1" draw:start-glue-point="7" draw:end-shape="id3" draw:end-glue-point="7" svg:d="M16286 6856c5913 0 6103 7741-381 7741" svg:viewBox="0 0 4841 7742">
          <text:p><text:s text:c="32"/>links against</text:p>
        </draw:connector>
        <draw:custom-shape draw:style-name="gr5" draw:text-style-name="P1" xml:id="id4" draw:id="id4" draw:layer="layout" svg:width="3.967cm" svg:height="0.673cm" svg:x="12.017cm" svg:y="10.334cm">
          <text:p text:style-name="P1">executab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14.001cm" svg:y1="10.334cm" svg:x2="14cm" svg:y2="7.417cm" draw:start-shape="id4" draw:start-glue-point="4" draw:end-shape="id1" draw:end-glue-point="6" svg:d="M14001 10334l-1-2917" svg:viewBox="0 0 2 2918">
          <text:p>loads</text:p>
        </draw:connector>
        <draw:connector draw:style-name="gr4" draw:text-style-name="P2" draw:layer="layout" draw:type="line" svg:x1="14.001cm" svg:y1="11.007cm" svg:x2="14cm" svg:y2="13.699cm" draw:start-shape="id4" draw:start-glue-point="6" draw:end-shape="id3" draw:end-glue-point="4" svg:d="M14001 11007l-1 2692" svg:viewBox="0 0 2 2693">
          <text:p><text:s text:c="4"/>links against</text:p>
        </draw:connector>
        <draw:frame draw:style-name="gr6" draw:text-style-name="P3" draw:layer="layout" svg:width="11.176cm" svg:height="1.038cm" svg:x="8.382cm" svg:y="0.254cm">
          <draw:text-box>
            <text:p>Tuxclocker architecture overview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fo:padding-left="0.25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619cm" svg:height="1.396cm" svg:x="3.375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3.106cm" svg:height="1.396cm" svg:x="15.351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2.339cm" svg:height="1.396cm" svg:x="3.515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2.754cm" svg:height="1.396cm" svg:x="15.527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18:28:47.799508246</meta:creation-date>
    <dc:date>2019-10-05T19:32:04.980095479</dc:date>
    <meta:editing-duration>PT2M23S</meta:editing-duration>
    <meta:editing-cycles>1</meta:editing-cycles>
    <meta:document-statistic meta:object-count="33"/>
    <meta:generator>LibreOffice/6.3.0.4$Linux_X86_64 LibreOffice_project/30$Build-4</meta:generator>
  </office:meta>
</office:document-meta>
</file>